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writing-mode="lr-tb"/>
      <style:text-properties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2" style:family="paragraph" style:parent-style-name="Standard">
      <style:paragraph-properties style:writing-mode="lr-tb"/>
      <style:text-properties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style:writing-mode="lr-tb"/>
      <style:text-properties style:font-name="Arial" fo:font-size="12pt" fo:language="zxx" fo:country="none" fo:font-weight="normal" officeooo:rsid="0012d8ed" officeooo:paragraph-rsid="0012d8ed"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style:writing-mode="lr-tb"/>
      <style:text-properties style:font-name="Arial"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5" style:family="paragraph" style:parent-style-name="Standard">
      <style:paragraph-properties style:writing-mode="lr-tb"/>
      <style:text-properties style:font-name="Arial"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6" style:family="paragraph" style:parent-style-name="Standard">
      <style:paragraph-properties style:writing-mode="lr-tb"/>
      <style:text-properties style:font-name="Arial" fo:font-size="13pt" fo:language="zxx" fo:country="none" fo:font-weight="normal" officeooo:rsid="0012d8ed" officeooo:paragraph-rsid="001462db" style:font-size-asian="13pt" style:language-asian="zxx" style:country-asian="none" style:font-weight-asian="normal" style:font-size-complex="13pt" style:language-complex="zxx" style:country-complex="none" style:font-weight-complex="normal"/>
    </style:style>
    <style:style style:name="T1" style:family="text">
      <style:text-properties officeooo:rsid="0012d8ed"/>
    </style:style>
    <style:style style:name="T2" style:family="text">
      <style:text-properties fo:font-weight="bold" officeooo:rsid="0012d8ed" style:font-weight-asian="bold" style:font-weight-complex="bold"/>
    </style:style>
    <style:style style:name="T3" style:family="text">
      <style:text-properties officeooo:rsid="001462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Tittel på dokumentet skal være "ukesreferat-uke[nåværende uke].*"</text:span></text:p>
      <text:p text:style-name="P6">Klammeparantes skal fjernes og fylles ut. )</text:p>
      <text:p text:style-name="P5"/>
      <text:p text:style-name="P5"><text:span text:style-name="T2">Ukereferat</text:span><text:span text:style-name="T1"> </text:span></text:p>
      <text:p text:style-name="P5">Uke <text:span text:style-name="T1">[Nåværende uke]</text:span></text:p>
      <text:p text:style-name="P5">Gruppe <text:span text:style-name="T1">15</text:span></text:p>
      <text:p text:style-name="P5">Skrevet av <text:span text:style-name="T1">[sekretærs navn]</text:span></text:p>
      <text:p text:style-name="P2"/>
      <text:p text:style-name="P4">Arbeidsplan</text:p>
      <text:p text:style-name="P2"/>
      <text:p text:style-name="P1">Mål fra uke <text:span text:style-name="T1">[forrige uke]</text:span>:</text:p>
      <text:p text:style-name="P3">[Mål vi bestemte i forrige uke for nåværende uke]</text:p>
      <text:p text:style-name="P2"/>
      <text:p text:style-name="P1">Arbeidsoppgaver for denne uken:</text:p>
      <text:p text:style-name="P3">[Punktliste med det vi faktisk fikk gjort denne uken og litt om de forskjellige oppgavene. Ta med eventuelle mål vi ikke fikk gjort, og hvis vi gjorde mer enn det vi planla osv.]</text:p>
      <text:p text:style-name="P2"/>
      <text:p text:style-name="P1">Arbeidsoppgaver for <text:span text:style-name="T1">kommende</text:span> uke:</text:p>
      <text:p text:style-name="P3">[Mål vi har satt oss for neste uke, og evt. litt om 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j </meta:initial-creator>
    <meta:creation-date>2014-01-08T19:50:47.093945741</meta:creation-date>
    <dc:date>2014-01-08T20:02:49.726054711</dc:date>
    <dc:creator>krj </dc:creator>
    <meta:editing-duration>PT1M24S</meta:editing-duration>
    <meta:editing-cycles>2</meta:editing-cycles>
    <meta:generator>LibreOffice/4.1.3.2$Linux_X86_64 LibreOffice_project/410m0$Build-2</meta:generator>
    <meta:document-statistic meta:table-count="0" meta:image-count="0" meta:object-count="0" meta:page-count="1" meta:paragraph-count="13" meta:word-count="93" meta:character-count="559" meta:non-whitespace-character-count="478"/>
  </office:meta>
</office:document-meta>
</file>